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2f7" officeooo:paragraph-rsid="001bb2f7"/>
    </style:style>
    <style:style style:name="P2" style:family="paragraph" style:parent-style-name="Standard">
      <style:text-properties officeooo:paragraph-rsid="001bb2f7"/>
    </style:style>
    <style:style style:name="P3" style:family="paragraph" style:parent-style-name="Standard">
      <style:text-properties officeooo:rsid="001c8835" officeooo:paragraph-rsid="001c8835"/>
    </style:style>
    <style:style style:name="P4" style:family="paragraph" style:parent-style-name="Standard">
      <style:text-properties officeooo:paragraph-rsid="001c8835"/>
    </style:style>
    <style:style style:name="P5" style:family="paragraph" style:parent-style-name="Standard">
      <style:text-properties officeooo:rsid="001d797e" officeooo:paragraph-rsid="001d797e"/>
    </style:style>
    <style:style style:name="P6" style:family="paragraph" style:parent-style-name="Standard">
      <style:text-properties officeooo:rsid="001d797e" officeooo:paragraph-rsid="001e4b3f"/>
    </style:style>
    <style:style style:name="P7" style:family="paragraph" style:parent-style-name="Standard">
      <style:text-properties officeooo:paragraph-rsid="001d797e"/>
    </style:style>
    <style:style style:name="P8" style:family="paragraph" style:parent-style-name="Standard">
      <style:text-properties officeooo:paragraph-rsid="001e4b3f"/>
    </style:style>
    <style:style style:name="P9" style:family="paragraph" style:parent-style-name="Standard">
      <style:text-properties officeooo:rsid="001ecf1b" officeooo:paragraph-rsid="001ecf1b"/>
    </style:style>
    <style:style style:name="P10" style:family="paragraph" style:parent-style-name="Standard">
      <style:text-properties officeooo:rsid="00205ff9" officeooo:paragraph-rsid="00205ff9"/>
    </style:style>
    <style:style style:name="P11" style:family="paragraph" style:parent-style-name="Standard">
      <style:text-properties officeooo:paragraph-rsid="00205ff9"/>
    </style:style>
    <style:style style:name="P12" style:family="paragraph" style:parent-style-name="Standard">
      <style:text-properties officeooo:rsid="0020cfa7" officeooo:paragraph-rsid="0020cfa7"/>
    </style:style>
    <style:style style:name="P13" style:family="paragraph" style:parent-style-name="Standard">
      <style:text-properties officeooo:paragraph-rsid="0020cfa7"/>
    </style:style>
    <style:style style:name="P14" style:family="paragraph" style:parent-style-name="Standard">
      <style:text-properties officeooo:rsid="0022a0ec" officeooo:paragraph-rsid="0022a0ec"/>
    </style:style>
    <style:style style:name="P15" style:family="paragraph" style:parent-style-name="Standard">
      <style:text-properties officeooo:rsid="0024623b" officeooo:paragraph-rsid="0024623b"/>
    </style:style>
    <style:style style:name="P16" style:family="paragraph" style:parent-style-name="Standard">
      <style:text-properties officeooo:rsid="0027a80e" officeooo:paragraph-rsid="0027a80e"/>
    </style:style>
    <style:style style:name="P17" style:family="paragraph" style:parent-style-name="Standard">
      <style:text-properties officeooo:rsid="002851f1" officeooo:paragraph-rsid="002851f1"/>
    </style:style>
    <style:style style:name="P18" style:family="paragraph" style:parent-style-name="Standard">
      <style:text-properties officeooo:rsid="002973a2" officeooo:paragraph-rsid="002973a2"/>
    </style:style>
    <style:style style:name="P19" style:family="paragraph" style:parent-style-name="Standard">
      <style:text-properties officeooo:rsid="002ade3b" officeooo:paragraph-rsid="002ade3b"/>
    </style:style>
    <style:style style:name="P20" style:family="paragraph" style:parent-style-name="Standard">
      <style:text-properties officeooo:rsid="002dd279" officeooo:paragraph-rsid="002dd279"/>
    </style:style>
    <style:style style:name="P21" style:family="paragraph" style:parent-style-name="Standard">
      <style:text-properties officeooo:rsid="002efd06" officeooo:paragraph-rsid="002efd06"/>
    </style:style>
    <style:style style:name="P22" style:family="paragraph" style:parent-style-name="Standard">
      <style:text-properties officeooo:paragraph-rsid="002efd06"/>
    </style:style>
    <style:style style:name="P23" style:family="paragraph" style:parent-style-name="Standard">
      <style:text-properties officeooo:rsid="003012e5" officeooo:paragraph-rsid="003012e5"/>
    </style:style>
    <style:style style:name="P24" style:family="paragraph" style:parent-style-name="Standard">
      <style:text-properties officeooo:paragraph-rsid="003012e5"/>
    </style:style>
    <style:style style:name="P25" style:family="paragraph" style:parent-style-name="Standard">
      <style:text-properties officeooo:rsid="0031f7e3" officeooo:paragraph-rsid="0031f7e3"/>
    </style:style>
    <style:style style:name="P26" style:family="paragraph" style:parent-style-name="Standard">
      <style:text-properties officeooo:rsid="00359e8d" officeooo:paragraph-rsid="00359e8d"/>
    </style:style>
    <style:style style:name="P27" style:family="paragraph" style:parent-style-name="Standard">
      <style:text-properties officeooo:rsid="0035f950" officeooo:paragraph-rsid="0035f950"/>
    </style:style>
    <style:style style:name="P28" style:family="paragraph" style:parent-style-name="Standard">
      <style:text-properties officeooo:rsid="00398435" officeooo:paragraph-rsid="00398435"/>
    </style:style>
    <style:style style:name="P29" style:family="paragraph" style:parent-style-name="Standard">
      <style:text-properties officeooo:rsid="003abc7b" officeooo:paragraph-rsid="003abc7b"/>
    </style:style>
    <style:style style:name="P30" style:family="paragraph" style:parent-style-name="Standard">
      <style:text-properties officeooo:rsid="003b4973" officeooo:paragraph-rsid="003b4973"/>
    </style:style>
    <style:style style:name="P31" style:family="paragraph" style:parent-style-name="Standard">
      <style:text-properties officeooo:rsid="003cc700" officeooo:paragraph-rsid="003cc700"/>
    </style:style>
    <style:style style:name="P32" style:family="paragraph" style:parent-style-name="Standard">
      <style:text-properties officeooo:rsid="00427b0c" officeooo:paragraph-rsid="00427b0c"/>
    </style:style>
    <style:style style:name="P33" style:family="paragraph" style:parent-style-name="Text_20_body">
      <style:text-properties officeooo:rsid="0020cfa7" officeooo:paragraph-rsid="0020cfa7"/>
    </style:style>
    <style:style style:name="P34" style:family="paragraph" style:parent-style-name="Text_20_body">
      <style:text-properties officeooo:rsid="0022a0ec" officeooo:paragraph-rsid="0022a0ec"/>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rsid="00398435" officeooo:paragraph-rsid="00398435"/>
    </style:style>
    <style:style style:name="P37" style:family="paragraph" style:parent-style-name="Text_20_body">
      <style:text-properties officeooo:paragraph-rsid="003a702c"/>
    </style:style>
    <style:style style:name="P38" style:family="paragraph" style:parent-style-name="Text_20_body">
      <style:text-properties officeooo:rsid="003abc7b" officeooo:paragraph-rsid="003abc7b"/>
    </style:style>
    <style:style style:name="P39" style:family="paragraph" style:parent-style-name="Text_20_body">
      <style:text-properties officeooo:rsid="003cc700" officeooo:paragraph-rsid="003cc700"/>
    </style:style>
    <style:style style:name="P40" style:family="paragraph" style:parent-style-name="Quotations">
      <style:text-properties officeooo:rsid="003cc700" officeooo:paragraph-rsid="003cc700"/>
    </style:style>
    <style:style style:name="P41" style:family="paragraph" style:parent-style-name="Standard">
      <style:paragraph-properties fo:break-before="page"/>
      <style:text-properties officeooo:rsid="00427b0c" officeooo:paragraph-rsid="00427b0c"/>
    </style:style>
    <style:style style:name="P42" style:family="paragraph" style:parent-style-name="Standard" style:list-style-name="L9"/>
    <style:style style:name="P43" style:family="paragraph" style:parent-style-name="Text_20_body" style:list-style-name="L1">
      <style:text-properties officeooo:rsid="002851f1" officeooo:paragraph-rsid="002851f1"/>
    </style:style>
    <style:style style:name="P44" style:family="paragraph" style:parent-style-name="Text_20_body" style:list-style-name="L2"/>
    <style:style style:name="P45" style:family="paragraph" style:parent-style-name="Text_20_body" style:list-style-name="L3">
      <style:text-properties officeooo:rsid="002ade3b" officeooo:paragraph-rsid="002ade3b"/>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text-properties officeooo:paragraph-rsid="003a702c"/>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4">
      <style:paragraph-properties fo:margin-top="0cm" fo:margin-bottom="0cm" loext:contextual-spacing="false"/>
    </style:style>
    <style:style style:name="P55" style:family="paragraph" style:parent-style-name="Text_20_body" style:list-style-name="L6">
      <style:paragraph-properties fo:margin-top="0cm" fo:margin-bottom="0cm" loext:contextual-spacing="false"/>
    </style:style>
    <style:style style:name="P56" style:family="paragraph" style:parent-style-name="Text_20_body" style:list-style-name="L7">
      <style:paragraph-properties fo:margin-top="0cm" fo:margin-bottom="0cm" loext:contextual-spacing="false"/>
    </style:style>
    <style:style style:name="P57" style:family="paragraph" style:parent-style-name="Text_20_body" style:list-style-name="L8">
      <style:paragraph-properties fo:margin-top="0cm" fo:margin-bottom="0cm" loext:contextual-spacing="false"/>
    </style:style>
    <style:style style:name="P58" style:family="paragraph" style:parent-style-name="Text_20_body" style:list-style-name="L10">
      <style:paragraph-properties fo:margin-top="0cm" fo:margin-bottom="0cm" loext:contextual-spacing="false"/>
    </style:style>
    <style:style style:name="P59" style:family="paragraph" style:parent-style-name="Text_20_body" style:list-style-name="L11">
      <style:paragraph-properties fo:margin-top="0cm" fo:margin-bottom="0cm" loext:contextual-spacing="false"/>
    </style:style>
    <style:style style:name="P60" style:family="paragraph" style:parent-style-name="Text_20_body" style:list-style-name="L12">
      <style:paragraph-properties fo:margin-top="0cm" fo:margin-bottom="0cm" loext:contextual-spacing="false"/>
    </style:style>
    <style:style style:name="T1" style:family="text">
      <style:text-properties officeooo:rsid="001bb2f7"/>
    </style:style>
    <style:style style:name="T2" style:family="text">
      <style:text-properties officeooo:rsid="001c8835"/>
    </style:style>
    <style:style style:name="T3" style:family="text">
      <style:text-properties officeooo:rsid="001d797e"/>
    </style:style>
    <style:style style:name="T4" style:family="text">
      <style:text-properties officeooo:rsid="001e4b3f"/>
    </style:style>
    <style:style style:name="T5" style:family="text">
      <style:text-properties officeooo:rsid="00205ff9"/>
    </style:style>
    <style:style style:name="T6" style:family="text">
      <style:text-properties officeooo:rsid="0020cfa7"/>
    </style:style>
    <style:style style:name="T7" style:family="text">
      <style:text-properties officeooo:rsid="002cbc7b"/>
    </style:style>
    <style:style style:name="T8" style:family="text">
      <style:text-properties fo:font-weight="bold"/>
    </style:style>
    <style:style style:name="T9" style:family="text">
      <style:text-properties officeooo:rsid="002efd06"/>
    </style:style>
    <style:style style:name="T10" style:family="text">
      <style:text-properties fo:font-style="italic"/>
    </style:style>
    <style:style style:name="T11" style:family="text">
      <style:text-properties officeooo:rsid="003012e5"/>
    </style:style>
    <style:style style:name="T12" style:family="text">
      <style:text-properties officeooo:rsid="003408cc"/>
    </style:style>
    <style:style style:name="T13" style:family="text">
      <style:text-properties officeooo:rsid="0035f950"/>
    </style:style>
    <style:style style:name="T14" style:family="text">
      <style:text-properties fo:background-color="#ffff00" loext:char-shading-value="0"/>
    </style:style>
    <style:style style:name="T15" style:family="text">
      <style:text-properties officeooo:rsid="00398435"/>
    </style:style>
    <style:style style:name="T16" style:family="text">
      <style:text-properties fo:font-weight="normal" style:font-weight-asian="normal" style:font-weight-complex="normal"/>
    </style:style>
    <style:style style:name="T17" style:family="text">
      <style:text-properties officeooo:rsid="003cc700"/>
    </style:style>
    <style:style style:name="T18" style:family="text">
      <style:text-properties officeooo:rsid="003cf5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Functions of OS</text:p>
      <text:p text:style-name="P1">Ans:</text:p>
      <text:p text:style-name="P1">-bridge between user and hardware</text:p>
      <text:p text:style-name="P2"><text:span text:style-name="T1">- </text:span>a piece of software that manages the allocation of <text:span text:style-name="T1">system resources.</text:span></text:p>
      <text:p text:style-name="P2">- The main task an operating system carries out is the allocation of resources and services, such as allocation of: memory, devices, processors and information. The operating system also includes programs to manage these resources, such as a traffic controller, a scheduler, memory management module, I/O programs, and a file system.</text:p>
      <text:p text:style-name="P2"/>
      <text:p text:style-name="P3">Important functions</text:p>
      <text:p text:style-name="P4"><text:span text:style-name="T2">1. Security - </text:span>uses password protection to protect user data and similar other techniques. it also prevents unauthorized access to programs and user data.</text:p>
      <text:p text:style-name="P4"><text:span text:style-name="T2">2. Control over system performance - </text:span>Monitors overall system health to help improve performance. records the response time between service requests and system response to have a complete view of the system health.</text:p>
      <text:p text:style-name="P4"><text:span text:style-name="T2">3. Job control - </text:span>Operating system Keeps track of time and resources used by various tasks and users, this information can be used to track resource usage for a particular user or group of user.</text:p>
      <text:p text:style-name="P4"><text:span text:style-name="T2">4. Error detecting aids - </text:span>constantly monitors the system to detect errors and avoid the malfunctioning</text:p>
      <text:p text:style-name="P4"><text:span text:style-name="T2">5. Coordinate between other software and users - </text:span>coordinate and assign interpreters, compilers, assemblers and other software to the various users of the computer systems.</text:p>
      <text:p text:style-name="P4"/>
      <text:p text:style-name="P4"><text:span text:style-name="T2">6. Memory Management - </text:span>The operating system manages the Primary Memory or Main Memory. Main memory is made up of a large array of bytes or words where each byte or word is assigned a certain address. Main memory is a fast storage and it can be accessed directly by the CPU.</text:p>
      <text:p text:style-name="P4"/>
      <text:p text:style-name="P5">OS Memory management activities:</text:p>
      <text:p text:style-name="P7"><text:span text:style-name="T3">-keeps track of primary memory - </text:span>which bytes of memory are used by which user program.</text:p>
      <text:p text:style-name="P7"><text:span text:style-name="T3">-</text:span>The memory addresses that have already been allocated and the memory addresses of the memory that has not yet been used.</text:p>
      <text:p text:style-name="P7">-In multi programming, the OS decides the order in which process are granted access to memory, and for how long. </text:p>
      <text:p text:style-name="P7">-It Allocates the memory to a process when the process requests it and deallocates the memory when the process has terminated or is performing an I/O operation.</text:p>
      <text:p text:style-name="P7"/>
      <text:p text:style-name="P5">7. Process Management</text:p>
      <text:p text:style-name="P5">In a multi programming environment, the OS decides the order in which processes have access to the processor, and how much processing time each process has. This function of OS is called process scheduling.</text:p>
      <text:p text:style-name="P5"/>
      <text:p text:style-name="P5">OS Process management activities:</text:p>
      <text:p text:style-name="P7"><text:span text:style-name="T3">- </text:span>Keeps tracks of the status of processes.</text:p>
      <text:p text:style-name="P7">- Allocates the CPU that is processor to a process.</text:p>
      <text:p text:style-name="P7">- De-allocates processor when a process is no more required.</text:p>
      <text:p text:style-name="P7"/>
      <text:p text:style-name="P5">8. <text:span text:style-name="T4">Device Management</text:span></text:p>
      <text:p text:style-name="P6">An OS manages device communication via their respective drivers. </text:p>
      <text:p text:style-name="P6">It performs the following activities for device management:</text:p>
      <text:p text:style-name="P8"><text:span text:style-name="T3">-</text:span>Keeps tracks of all devices connected to system. </text:p>
      <text:p text:style-name="P8">-designates a program responsible for every device known as the Input/Output controller. </text:p>
      <text:p text:style-name="P8">-Decides which process gets access to a certain device and for how long. </text:p>
      <text:p text:style-name="P8">-Allocates devices in an effective and efficient way. </text:p>
      <text:p text:style-name="P8"><text:soft-page-break/>-Deallocates devices when they are no longer required. </text:p>
      <text:p text:style-name="P8"/>
      <text:p text:style-name="P9">9. File Management</text:p>
      <text:p text:style-name="P9">An Operating System carries out the following file management activities. </text:p>
      <text:p text:style-name="P9">-It keeps track of where information is stored, user access settings and status of every file and more… These facilities are collectively known as the file system. </text:p>
      <text:p text:style-name="P9"/>
      <text:p text:style-name="P9">The Operating System provides certain services to the users which can be listed in the following manner:</text:p>
      <text:p text:style-name="P10">1. Program Execution</text:p>
      <text:p text:style-name="P10">user programs or system programs. The Operating System utilises various resources available for the efficient running of all types of functionalities. </text:p>
      <text:p text:style-name="P10"/>
      <text:p text:style-name="P10">2. Handling Input/Output Operations</text:p>
      <text:p text:style-name="P10">handling all sort of inputs, i.e, from keyboard, mouse, desktop, etc. The Operating System does all interfacing in the most appropriate manner regrading all kind of Inputs and Outputs.</text:p>
      <text:p text:style-name="P10"/>
      <text:p text:style-name="P10">3. Manipulation of File Systems</text:p>
      <text:p text:style-name="P10">making of decisions regarding the storage of all types of data or files, i.e, floppy disk/hard disk/pen drive, etc. The Operating System decides as how should the data should be manipulated and stored.</text:p>
      <text:p text:style-name="P10"/>
      <text:p text:style-name="P11"><text:span text:style-name="T5">4. Error Detection and Handling: </text:span>responsible for detection of any types of error or bugs that can occur while any task. The well secured OS sometimes also acts as countermeasure for preventing any sort of breach to the Computer System from any external source and probably handling them.</text:p>
      <text:p text:style-name="P6"/>
      <text:p text:style-name="P11"><text:span text:style-name="T5">5. Resource Allocation: </text:span>ensures the proper use of all the resources available by deciding which resource to be used by whom for how much time.</text:p>
      <text:p text:style-name="P11"/>
      <text:p text:style-name="P10">6. Accounting</text:p>
      <text:p text:style-name="P10">tracks an account of all the functionalities taking place in the computer system at a time. All the details such as the types of errors occurred are recorded by the Operating System.</text:p>
      <text:p text:style-name="P10"/>
      <text:p text:style-name="P10">7. Information and resource protection</text:p>
      <text:p text:style-name="P10">responsible for using all the information and resources available on the machine in the most protected way.</text:p>
      <text:p text:style-name="P10"/>
      <text:p text:style-name="P10"/>
      <text:p text:style-name="P10"/>
      <text:p text:style-name="P13"><text:span text:style-name="T6">Q) </text:span>Difference between Multiprogramming, multitasking, multithreading and multiprocessing</text:p>
      <text:p text:style-name="P12">Ans:</text:p>
      <text:p text:style-name="P12">1. Multiprogramming</text:p>
      <text:p text:style-name="P33">In a computer system, there are multiple processes waiting to be executed, i.e. they are waiting when the CPU will be allocated to them and they begin their execution. These processes are also known as jobs. Now the main memory is too small to accommodate all of these processes or jobs into it. Thus, these processes are initially kept in an area called job pool. This job pool consists of all those processes awaiting allocation of main memory and CPU.<text:line-break/>CPU selects one job out of all these waiting jobs, brings it from the job pool to main memory and starts executing it. The processor executes one job until it is interrupted by some external factor or it goes for an I/O task.</text:p>
      <text:p text:style-name="P13"><text:soft-page-break/><text:span text:style-name="T6">The main idea of multi programming is to maximize the CPU time. </text:span>the ultimate goal of multi programming is to keep the CPU busy as long as there are processes ready to execute.</text:p>
      <text:p text:style-name="P13"/>
      <text:p text:style-name="P13"/>
      <text:p text:style-name="P12">2. Multiprocessing</text:p>
      <text:p text:style-name="P12">Multiprocessing is the use of two or more CPUs (processors) within a single Computer system. The term also refers to the ability of a system to support more than one processor within a single computer system. Now since there are multiple processors available, multiple processes can be executed at a time. These multi processors share the computer bus, sometimes the clock, memory and peripheral devices also.</text:p>
      <text:p text:style-name="P12"/>
      <text:p text:style-name="P12">The main advantage of multiprocessor system is to get more work done in a shorter period of time. These types of systems are used when very high speed is required to process a large volume of data.</text:p>
      <text:p text:style-name="P12">It also provides increased reliability in the sense that if one processor fails, the work does not halt, it only slows down. </text:p>
      <text:p text:style-name="P12"/>
      <text:p text:style-name="P15">Eg: multi-core systems</text:p>
      <text:p text:style-name="P12"/>
      <text:p text:style-name="P12">3. Multitasking</text:p>
      <text:p text:style-name="P12">multi tasking refers to execution of multiple tasks (say processes, programs, threads etc.) at a time.</text:p>
      <text:p text:style-name="P12">Multitasking is a logical extension of multi programming. The major way in which multitasking differs from multi programming is that multi programming works solely on the concept of context switching whereas multitasking is based on time sharing alongside the concept of context switching.</text:p>
      <text:p text:style-name="P12"/>
      <text:p text:style-name="P12">In a time sharing system, each process is assigned some specific quantum of time for which a process is meant to execute. </text:p>
      <text:p text:style-name="P12"/>
      <text:p text:style-name="P12">In a more general sense, multitasking refers to having multiple programs, processes, tasks, threads running at the same time. This term is used in modern operating systems when multiple tasks share a common processing resource (e.g., CPU and Memory).</text:p>
      <text:p text:style-name="P12"/>
      <text:p text:style-name="P15">Eg: using multiple applications at the same time.</text:p>
      <text:p text:style-name="P12"/>
      <text:p text:style-name="P14">4. Multithreading</text:p>
      <text:p text:style-name="P14">A thread is a basic unit of CPU utilization. Multi threading is an execution model that allows a single process to have multiple code segments (i.e., threads) running concurrently within the “context” of that process.</text:p>
      <text:p text:style-name="P14"/>
      <text:p text:style-name="P34">Multi threading is the ability of a process to manage its use by more than one user at a time and to manage multiple requests by the same user without having to have multiple copies of the program.</text:p>
      <text:p text:style-name="P14">Eg: webserver, Word</text:p>
      <text:p text:style-name="P14"/>
      <text:p text:style-name="P14">Benefits of Multi threading include increased responsiveness. Since there are multiple threads in a program, so if one thread is taking too long to execute or if it gets blocked, the rest of the threads keep executing without any problem. Thus the whole program remains responsive to the user by means of remaining threads.</text:p>
      <text:p text:style-name="P14">Another advantage of multi threading is that it is less costly. Creating brand new processes and allocating resources is a time consuming task, but since threads share resources of the parent process, creating threads and switching between them is comparatively easy. </text:p>
      <text:p text:style-name="P14"/>
      <text:p text:style-name="P14"/>
      <text:p text:style-name="P16"><text:soft-page-break/>Q) UEFI vs BIOS</text:p>
      <text:p text:style-name="P16">Ans:</text:p>
      <text:p text:style-name="P16">The Unified Extensible Firmware Interface (UEFI), like BIOS (Basic Input Output System) is a firmware that runs when the computer is booted. It initializes the hardware and loads the operating system into the memory.</text:p>
      <text:p text:style-name="P16"/>
      <text:p text:style-name="P17">BIOS is outdated:</text:p>
      <text:list xml:id="list6712735645225558998" text:style-name="L1">
        <text:list-item>
          <text:p text:style-name="P43">BIOS can boot from drives of less than 2 TB. 3+ TB drives are now standard, and a system with a BIOS can’t boot from them.</text:p>
        </text:list-item>
      </text:list>
      <text:list xml:id="list6156649674859488095" text:style-name="L2">
        <text:list-item>
          <text:p text:style-name="P53">BIOS runs in 16-bit processor mode, and has only 1 MB space to execute.</text:p>
        </text:list-item>
        <text:list-item>
          <text:p text:style-name="P44">It can’t initialize multiple hardware devices at once, thus leading to slow booting process. </text:p>
        </text:list-item>
      </text:list>
      <text:p text:style-name="P18">Difference in booting between UEFI and BIOS:</text:p>
      <text:p text:style-name="P18">When BIOS begins it’s execution, it first goes for the Power-On Self Test (POST), which ensures that the hardware devices are functioning correctly. After that, it checks for the Master Boot Record in the first sector of the selected boot device. From the MBR, the location of the Boot-Loader is retrieved, which, after being loaded by BIOS into the computer’s RAM, loads the operating system into the main memory.</text:p>
      <text:p text:style-name="P18"/>
      <text:p text:style-name="P18">UEFI doesn’t look for the MBR in the first sector of the Boot Device. It maintains a list of valid boot volumes called EFI Service Partitions. During the POST procedure the UEFI firmware scans all of the bootable storage devices that are connected to the system for a valid GUID Partition Table (GPT), which is an improvement over MBR. Unlike the MBR, GPT doesn’t contain a Boot-Loader. The firmware itself scans the GPT to find an EFI Service Partition to boot from, and directly loads the OS from the right partition. If it fails to find one, it goes back the BIOS-type Booting process called ‘Legacy Boot’. </text:p>
      <text:p text:style-name="P18"/>
      <text:p text:style-name="P18">Advantages of UEFI:</text:p>
      <text:p text:style-name="P18"><text:span text:style-name="Strong_20_Emphasis">Breaking Out Of Size Limitations :</text:span> The UEFI firmware can boot from drives of 2.2 TB or larger with the theoretical upper limit being 9.4 zettabytes, which is roughly 3 times the size of the total information present on the Internet. This is due to the fact that GPT uses 64-bit entries in it’s table, thereby dramatically expanding the possible boot-device size.</text:p>
      <text:p text:style-name="P18"><text:span text:style-name="Strong_20_Emphasis">Speed and performance : </text:span>UEFI can run in 32-bit or 64-bit mode and has more addressable address space than BIOS, which means your boot process is faster.</text:p>
      <text:p text:style-name="P18"><text:span text:style-name="Strong_20_Emphasis">More User-Friendly Interface :</text:span> Since UEFI can run in 32-bit and 64-bit mode, it provides better UI configuration that has better graphics and also supports mouse cursor.</text:p>
      <text:p text:style-name="P18"><text:span text:style-name="Strong_20_Emphasis">Security</text:span>: UEFI also provides the feature of Secure Boot. It allows only authentic drivers and services to load at boot time, to make sure that no malware can be loaded at computer startup. It also requires drivers and the Kernel to have digital signature, which makes it an effective tool in countering piracy and boot-sector malware.</text:p>
      <text:p text:style-name="P18"/>
      <text:p text:style-name="P18"/>
      <text:p text:style-name="P18"/>
      <text:p text:style-name="P19">Q) What is microkernel?</text:p>
      <text:p text:style-name="P19">Ans:</text:p>
      <text:p text:style-name="P19"><text:span text:style-name="Strong_20_Emphasis">Kernel</text:span> is the core part of an operating system which manages system resources. It also acts like a bridge between application and hardware of the computer. It is one of the first programs loaded on start-up (after the Bootloader).</text:p>
      <text:p text:style-name="P19"/>
      <text:list xml:id="list2225278709672952954" text:style-name="L3">
        <text:list-item>
          <text:p text:style-name="P45">The operating system puts the CPU in kernel mode when it is executing in the kernel so, that kernel can execute some special operation. </text:p>
        </text:list-item>
      </text:list>
      <text:list xml:id="list4997027000969252177" text:style-name="L4">
        <text:list-item>
          <text:p text:style-name="P54"><text:soft-page-break/>The operating system puts the CPU in user mode when a user program is in execution so, that user program cannot interface with the operating system program. </text:p>
        </text:list-item>
      </text:list>
      <text:list xml:id="list1228823619871394260" text:style-name="L5">
        <text:list-item>
          <text:p text:style-name="P46">User-level instruction does not require special privilege.</text:p>
        </text:list-item>
      </text:list>
      <text:p text:style-name="Standard">Microkernel is one of the classification of the kernel. Being a kernel it manages all system resources. But in a microkernel, the <text:span text:style-name="Strong_20_Emphasis">user services</text:span> and <text:span text:style-name="Strong_20_Emphasis">kernel services</text:span> are implemented in different address space. The user services are kept in <text:span text:style-name="Strong_20_Emphasis">user address space</text:span>, and kernel services are kept under <text:span text:style-name="Strong_20_Emphasis">kernel address space</text:span>, thus also reduces the size of kernel and size of operating system as well.</text:p>
      <text:p text:style-name="Standard"/>
      <text:p text:style-name="Standard">It provides minimal services of process and memory management. The communication between client program/application and services running in user address space is established through message passing, reducing the speed of execution microkernel. The Operating System <text:span text:style-name="Strong_20_Emphasis">remains unaffected</text:span> as user services and kernel services are isolated so if any user service fails it does not affect kernel service. Thus it adds to one of the advantages in a microkernel. It is easily <text:span text:style-name="Strong_20_Emphasis">extendable</text:span> i.e. if any new services are to be added they are added to user address space and hence requires no modification in kernel space. It is also portable, secure and reliable.</text:p>
      <text:p text:style-name="Standard"/>
      <text:p text:style-name="Text_20_body"><text:span text:style-name="T7">I</text:span>n this architecture only the most important services are inside kernel and rest of the OS services are present inside system application program. Thus users are able to interact with those not-so important services within the system application. And the microkernel is solely responsible for the most important services of operating system they are named as follows:</text:p>
      <text:list xml:id="list893407819085357456" text:style-name="L6">
        <text:list-item>
          <text:p text:style-name="P55">Inter process-Communication </text:p>
        </text:list-item>
        <text:list-item>
          <text:p text:style-name="P55">Memory Management </text:p>
        </text:list-item>
        <text:list-item>
          <text:p text:style-name="P47">CPU-Scheduling </text:p>
        </text:list-item>
      </text:list>
      <text:list xml:id="list7369017476704515147" text:style-name="L7">
        <text:list-item>
          <text:p text:style-name="P56">The architecture of this kernel is small and isolated hence it can function better. </text:p>
        </text:list-item>
        <text:list-item>
          <text:p text:style-name="P48">Expansion of the system is easier, it is simply added in the system application without disturbing the kernel. </text:p>
        </text:list-item>
      </text:list>
      <text:p text:style-name="Text_20_body"><text:span text:style-name="Strong_20_Emphasis">Eclipse IDE</text:span> is a good example of Microkernel Architecture.</text:p>
      <text:p text:style-name="Standard"><text:span text:style-name="T8">Examples</text:span> of <text:span text:style-name="T8">microkernel</text:span> based OSs: Mac OS X and Windows NT. Monolithic kernel design is much older than the <text:span text:style-name="T8">microkernel</text:span> idea, which appeared at the end of the 1980's. Unix and Linux kernels are monolithic, while QNX, L4 and Hurd are <text:span text:style-name="T8">microkernels</text:span>.</text:p>
      <text:p text:style-name="Standard"/>
      <text:p text:style-name="Standard"/>
      <text:p text:style-name="Standard"/>
      <text:p text:style-name="P20">Q) I/O services provided by the kernel?</text:p>
      <text:p text:style-name="P20">Ans:</text:p>
      <text:p text:style-name="P20">The kernel provides many services related to I/O. Several services such as scheduling, caching, spooling, device reservation, and error handling – are provided by the kernel, s I/O subsystem built on the hardware and device-driver infrastructure. The I/O subsystem is also responsible for protecting itself from the errant processes and malicious users.</text:p>
      <text:p text:style-name="P20"/>
      <text:p text:style-name="P22"><text:span text:style-name="T9">1. I/O Scheduling - </text:span>To schedule a set of I/O request means to determine a good order in which to execute them. The order in which application issues the system call are the best choice. Scheduling can improve the overall performance of the system, can share device access permission fairly to all the processes, reduce the average waiting time, response time, turnaround time for I/O to complete. </text:p>
      <text:p text:style-name="Standard"><text:soft-page-break/>OS developers implement scheduling by maintaining a <text:span text:style-name="T14">wait queue </text:span>of the request for each device. When an application issue a blocking I/O system call, The request is placed in the queue for that device. The I/O scheduler rearrange the order to improve the efficiency of the system. </text:p>
      <text:p text:style-name="P21"/>
      <text:p text:style-name="P21">2. Buffering -</text:p>
      <text:p text:style-name="P21">A <text:span text:style-name="T10">buffer</text:span> is a memory area that stores data being transferred between two devices or between a device and an application. Buffering is done for three reasons:</text:p>
      <text:p text:style-name="P22"><text:span text:style-name="T9">a. to cope with speed mismatch </text:span>between producer and consumer of a data stream. </text:p>
      <text:p text:style-name="P22"><text:span text:style-name="T9">b. </text:span>The second use of buffering is to provide adaptation for that have different data-transfer size. </text:p>
      <text:p text:style-name="P22"><text:span text:style-name="T9">c. </text:span>Third use of buffering is to support copy semantics for the application I/O.</text:p>
      <text:p text:style-name="P22"/>
      <text:p text:style-name="P22"/>
      <text:p text:style-name="P23">3. Caching -</text:p>
      <text:p text:style-name="P23">A <text:span text:style-name="T10">cache</text:span> is a region of fast memory that holds copy of data. Access to the cached copy is much easier than the original file. </text:p>
      <text:p text:style-name="P23"/>
      <text:p text:style-name="P23">The main difference between a buffer and a cache is that a buffer may hold only the existing copy of data item, while cache, by definition, holds a copy on faster storage of an item that resides elsewhere.</text:p>
      <text:p text:style-name="P23"/>
      <text:p text:style-name="P23"/>
      <text:p text:style-name="P23">4. Spooling and Device reservation -</text:p>
      <text:p text:style-name="P23">A <text:span text:style-name="T10">spool</text:span> is a buffer that holds the output of a device, such as a printer that cannot accept interleaved data stream. </text:p>
      <text:p text:style-name="P23">The OS solves this problem by preventing all output continuing to the printer. The output of all application is spooled in a separate disk file. </text:p>
      <text:p text:style-name="P23"/>
      <text:p text:style-name="P24"><text:span text:style-name="T11">Eg: In printer, </text:span>several applications may wish to print their output concurrently, without having their output mixes together. <text:span text:style-name="T11">When an application finishes printing then the spooling system queues the corresponding spool file for output to the printer.</text:span></text:p>
      <text:p text:style-name="P24"/>
      <text:p text:style-name="P24"/>
      <text:p text:style-name="P25">5. <text:span text:style-name="T12">Error Handling -</text:span></text:p>
      <text:p text:style-name="P25">An Os that uses protected memory can guard against many kinds of hardware and application errors, so that a complete system failure is not the usual result of each minor <text:span text:style-name="T12">glitch.</text:span></text:p>
      <text:p text:style-name="P25"/>
      <text:p text:style-name="P25"/>
      <text:p text:style-name="P26">6. <text:span text:style-name="T13">I/O Protection -</text:span></text:p>
      <text:p text:style-name="Standard">Errors and the issue of protection are closely related. A user process may attempt to issue illegal I/O instruction to disrupt the normal function of a system. we can use the various mechanisms to ensure that such disruption cannot take place in the system. </text:p>
      <text:p text:style-name="Standard">To prevent illegal I/O access, we define all I/O instruction to be privileged instructions. The user cannot issue I/O instruction directly.</text:p>
      <text:p text:style-name="Text_20_body"/>
      <text:p text:style-name="Standard"/>
      <text:p text:style-name="P27">Q) <text:span text:style-name="T15">What is spooling?</text:span></text:p>
      <text:p text:style-name="P28">Ans:</text:p>
      <text:p text:style-name="P36">SPOOL is an acronym for <text:span text:style-name="Strong_20_Emphasis">simultaneous peripheral operations on-line</text:span>. It is a kind of buffering mechanism or a process in which data is temporarily held to be used and executed by a device, program or the system. Data is sent to and stored in memory or other volatile storage until the program or computer requests it for execution.</text:p>
      <text:p text:style-name="P35"><text:soft-page-break/>In a computer system peripheral equipments, such as printers and punch card readers etc (batch processing), are very slow relative to the performance of the rest of the system. Getting input and output from the system was quickly seen to be a bottleneck. Here comes the need for spool.</text:p>
      <text:p text:style-name="P28">Spooling works like a typical request queue where data, instructions and processes from multiple sources are accumulated for execution later on. Generally, it is maintained on computer’s physical memory, buffers or the I/O device-specific interrupts. The spool is processed in FIFO manner i.e. whatever first instruction is there in the queue will be popped and executed.</text:p>
      <text:p text:style-name="P28"/>
      <text:p text:style-name="P28">Egs:</text:p>
      <text:p text:style-name="P28">1. Printer, mouse and keyboard</text:p>
      <text:p text:style-name="P28">2. Batch processing systems</text:p>
      <text:p text:style-name="P28">3. E-mail</text:p>
      <text:p text:style-name="P28"/>
      <text:p text:style-name="P28"/>
      <text:p text:style-name="P28"/>
      <text:p text:style-name="P28">Q) What are system calls?</text:p>
      <text:p text:style-name="P28">Ans:</text:p>
      <text:p text:style-name="P28">System call <text:span text:style-name="T8">provides</text:span> the services of the operating system to the user programs via Application Program Interface(API). It provides an interface between a process and operating system to allow user-level processes to request services of the operating system. System calls are the only entry points into the kernel system. All programs needing resources must use system calls.</text:p>
      <text:p text:style-name="P28"/>
      <text:p text:style-name="P36"><text:span text:style-name="Strong_20_Emphasis">Services Provided by System Calls :</text:span></text:p>
      <text:list xml:id="list2948829439040155971" text:style-name="L8">
        <text:list-item>
          <text:p text:style-name="P57">Process creation and management </text:p>
        </text:list-item>
        <text:list-item>
          <text:p text:style-name="P57">Main memory management </text:p>
        </text:list-item>
        <text:list-item>
          <text:p text:style-name="P57">File Access, Directory and File system management </text:p>
        </text:list-item>
        <text:list-item>
          <text:p text:style-name="P57">Device handling(I/O) </text:p>
        </text:list-item>
        <text:list-item>
          <text:p text:style-name="P57">Protection </text:p>
        </text:list-item>
        <text:list-item>
          <text:p text:style-name="P49">Networking, etc. </text:p>
        </text:list-item>
      </text:list>
      <text:p text:style-name="P37"><text:span text:style-name="Strong_20_Emphasis">Types of System Calls :</text:span> There are 5 different categories of system calls –</text:p>
      <text:list xml:id="list6254571674824227676" text:style-name="L9">
        <text:list-item>
          <text:p text:style-name="P42"><text:span text:style-name="Strong_20_Emphasis">Process control:</text:span> end, abort, create, terminate, allocate and free memory. </text:p>
        </text:list-item>
        <text:list-item>
          <text:p text:style-name="P42"><text:span text:style-name="Strong_20_Emphasis">File management:</text:span> create, open, close, delete, read file etc. </text:p>
        </text:list-item>
        <text:list-item>
          <text:p text:style-name="P42">Device management </text:p>
        </text:list-item>
        <text:list-item>
          <text:p text:style-name="P42">Information maintenance </text:p>
        </text:list-item>
        <text:list-item>
          <text:p text:style-name="P42">Communication </text:p>
        </text:list-item>
      </text:list>
      <text:p text:style-name="P37"/>
      <text:p text:style-name="P28"/>
      <text:p text:style-name="P29">Q) get/set process resources limit in C</text:p>
      <text:p text:style-name="P29">Ans:</text:p>
      <text:p text:style-name="P29">The <text:span text:style-name="Strong_20_Emphasis">getrlimit()</text:span> and <text:span text:style-name="Strong_20_Emphasis">setrlimit()</text:span> system calls can be used to get and set the resource limits such as files, CPU, memory etc. associated with a process.</text:p>
      <text:p text:style-name="P29"/>
      <text:p text:style-name="P38">Each resource has an associated <text:span text:style-name="Strong_20_Emphasis">soft and hard limit.</text:span></text:p>
      <text:list xml:id="list4438057277571903684" text:style-name="L10">
        <text:list-item>
          <text:p text:style-name="P58"><text:span text:style-name="Strong_20_Emphasis"><text:span text:style-name="Emphasis">soft limit</text:span></text:span><text:span text:style-name="Strong_20_Emphasis">:</text:span> The soft limit is the actual limit enforced by the kernel for the corresponding resource. </text:p>
        </text:list-item>
        <text:list-item>
          <text:p text:style-name="P50"><text:span text:style-name="Strong_20_Emphasis"><text:span text:style-name="Emphasis">hard limit</text:span></text:span><text:span text:style-name="Strong_20_Emphasis">:</text:span> The hard limit acts as a ceiling for the soft limit. </text:p>
        </text:list-item>
      </text:list>
      <text:p text:style-name="Text_20_body"><text:soft-page-break/><text:span text:style-name="Strong_20_Emphasis"><text:span text:style-name="T16">The soft limit ranges in between 0 and hard limit.</text:span></text:span> The two limits are defined by the following structure</text:p>
      <text:p text:style-name="Standard"><text:span text:style-name="Source_20_Text">struct</text:span> <text:span text:style-name="Source_20_Text">rlimit { </text:span></text:p>
      <text:p text:style-name="Standard"><text:span text:style-name="Source_20_Text">    rlim_t rlim_cur;  /* Soft limit */</text:span></text:p>
      <text:p text:style-name="Standard"><text:span text:style-name="Source_20_Text">    rlim_t rlim_max;  /* Hard limit (ceiling for rlim_cur) */</text:span></text:p>
      <text:p text:style-name="Standard"><text:span text:style-name="Source_20_Text">}; </text:span></text:p>
      <text:p text:style-name="Text_20_body"/>
      <text:p text:style-name="Text_20_body">The signatures of the system calls are:</text:p>
      <text:p text:style-name="Standard"><text:span text:style-name="Source_20_Text">int</text:span> <text:span text:style-name="Source_20_Text">getrlimit(int</text:span> <text:span text:style-name="Source_20_Text">resource, struct</text:span> <text:span text:style-name="Source_20_Text">rlimit *rlim); </text:span></text:p>
      <text:p text:style-name="Standard"><text:span text:style-name="Source_20_Text">int</text:span> <text:span text:style-name="Source_20_Text">setrlimit(int</text:span> <text:span text:style-name="Source_20_Text">resource, const</text:span> <text:span text:style-name="Source_20_Text">struct</text:span> <text:span text:style-name="Source_20_Text">rlimit *rlim); </text:span></text:p>
      <text:p text:style-name="Text_20_body"/>
      <text:p text:style-name="Text_20_body"><text:span text:style-name="Strong_20_Emphasis">resource</text:span> refers to the resource limits you want to retrieve or modify.<text:line-break/>To <text:span text:style-name="Strong_20_Emphasis">set</text:span> both the limits, <text:span text:style-name="Emphasis">set the values with the new values to the elements of rlimit structure.</text:span><text:line-break/>To <text:span text:style-name="Strong_20_Emphasis">get</text:span> both the limits, <text:span text:style-name="Emphasis">pass the address of rlim. Successful call to getrlimit(), sets the rlimit elements to the limits.</text:span><text:line-break/>On <text:span text:style-name="Strong_20_Emphasis">success</text:span>, both return <text:span text:style-name="Strong_20_Emphasis">0</text:span>. On <text:span text:style-name="Strong_20_Emphasis">error</text:span>, <text:span text:style-name="Strong_20_Emphasis">-1</text:span> is returned, and errno is set appropriately.</text:p>
      <text:p text:style-name="Text_20_body"/>
      <text:p text:style-name="Standard"/>
      <text:p text:style-name="P30">Q) <text:span text:style-name="T17">Privileged and non-privileged instructions in OS?</text:span></text:p>
      <text:p text:style-name="P31">Ans:</text:p>
      <text:p text:style-name="P31">In any Operating System, it is necessary to have <text:a xlink:type="simple" xlink:href="https://www.geeksforgeeks.org/dual-mode-operations-os/" office:target-frame-name="_blank" xlink:show="new" text:style-name="Internet_20_link" text:visited-style-name="Visited_20_Internet_20_Link"><text:span text:style-name="T8">Dual Mode Operation</text:span></text:a> to ensure protection and security of the System from unauthorized or errant users . This Dual Mode separates the User Mode from the System Mode or Kernel Mode.</text:p>
      <text:p text:style-name="P31"/>
      <text:p text:style-name="P40">The Instructions that can run only in Kernel Mode are called Privileged Instructions .</text:p>
      <text:p text:style-name="Text_20_body">Privileged Instructions possess the following characteristics :</text:p>
      <text:p text:style-name="Text_20_body">(i) If any attempt is made to execute a Privileged Instruction in User Mode, then it will not be executed and treated as an illegal instruction. The Hardware traps it to the Operating System.</text:p>
      <text:p text:style-name="P39"><text:span text:style-name="T18">(ii) </text:span>Before transferring the control to any User Program, it is the responsibility of the Operating System to ensure that the <text:span text:style-name="Strong_20_Emphasis">Timer</text:span> is set to interrupt. Thus, if the timer interrupts then the Operating System regains the control.<text:line-break/>Thus, any instruction which can modify the contents of the Timer is a Privileged Instruction.</text:p>
      <text:p text:style-name="Text_20_body">(iii) Privileged Instructions are used by the Operating System in order to achieve correct operation.</text:p>
      <text:p text:style-name="Text_20_body">(iv) Various examples of Privileged Instructions include:</text:p>
      <text:list xml:id="list4157277480821908164" text:style-name="L11">
        <text:list-item>
          <text:p text:style-name="P59">I/O instructions and Halt instructions </text:p>
        </text:list-item>
        <text:list-item>
          <text:p text:style-name="P59">Turn off all Interrupts </text:p>
        </text:list-item>
        <text:list-item>
          <text:p text:style-name="P59">Set the Timer </text:p>
        </text:list-item>
        <text:list-item>
          <text:p text:style-name="P59">Context Switching </text:p>
        </text:list-item>
        <text:list-item>
          <text:p text:style-name="P59">Clear the Memory or Remove a process from the Memory </text:p>
        </text:list-item>
        <text:list-item>
          <text:p text:style-name="P51">Modify entries in Device-status table </text:p>
        </text:list-item>
      </text:list>
      <text:p text:style-name="P40"><text:soft-page-break/>The Instructions that can run only in User Mode are called Non-Privileged Instructions .</text:p>
      <text:p text:style-name="Text_20_body">Various examples of Non-Privileged Instructions include:</text:p>
      <text:list xml:id="list3803756028506170872" text:style-name="L12">
        <text:list-item>
          <text:p text:style-name="P60">Reading the status of Processor </text:p>
        </text:list-item>
        <text:list-item>
          <text:p text:style-name="P60">Reading the System Time </text:p>
        </text:list-item>
        <text:list-item>
          <text:p text:style-name="P60">Generate any Trap Instruction </text:p>
        </text:list-item>
        <text:list-item>
          <text:p text:style-name="P52">Sending the final prinout of Printer </text:p>
        </text:list-item>
      </text:list>
      <text:p text:style-name="Text_20_body">Also, it is important to note that in order to change the mode from Privileged to Non-Privileged, we require a Non-privileged Instruction that does not generate any interrupt.</text:p>
      <text:p text:style-name="P31"/>
      <text:p text:style-name="P29"/>
      <text:p text:style-name="P32">Q)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20:41:50.673643937</meta:creation-date>
    <meta:generator>LibreOffice/5.1.6.2$Linux_X86_64 LibreOffice_project/10m0$Build-2</meta:generator>
    <dc:date>2020-03-10T10:34:03.625791141</dc:date>
    <meta:editing-duration>PT2H1M32S</meta:editing-duration>
    <meta:editing-cycles>33</meta:editing-cycles>
    <meta:document-statistic meta:table-count="0" meta:image-count="0" meta:object-count="0" meta:page-count="10" meta:paragraph-count="185" meta:word-count="3554" meta:character-count="21418" meta:non-whitespace-character-count="18013"/>
  </office:meta>
</office:document-meta>
</file>